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bfe91" officeooo:paragraph-rsid="000bfe91"/>
    </style:style>
    <style:style style:name="P2" style:family="paragraph" style:parent-style-name="Text_20_body">
      <style:text-properties officeooo:rsid="0009f125" officeooo:paragraph-rsid="0009f125"/>
    </style:style>
    <style:style style:name="P3" style:family="paragraph" style:parent-style-name="Title">
      <style:text-properties officeooo:rsid="0009f125" officeooo:paragraph-rsid="0009f125"/>
    </style:style>
    <style:style style:name="P4" style:family="paragraph" style:parent-style-name="Text_20_body">
      <style:text-properties officeooo:rsid="000a8de8" officeooo:paragraph-rsid="000a8de8"/>
    </style:style>
    <style:style style:name="P5" style:family="paragraph" style:parent-style-name="Text_20_body">
      <style:text-properties officeooo:rsid="000a8de8" officeooo:paragraph-rsid="000b4d9a"/>
    </style:style>
    <style:style style:name="P6" style:family="paragraph" style:parent-style-name="Text_20_body">
      <style:text-properties officeooo:rsid="00104c64" officeooo:paragraph-rsid="00104c64"/>
    </style:style>
    <style:style style:name="P7" style:family="paragraph" style:parent-style-name="Text_20_body">
      <style:text-properties fo:font-weight="bold" officeooo:rsid="001596f9" officeooo:paragraph-rsid="001596f9" style:font-weight-asian="bold" style:font-weight-complex="bold"/>
    </style:style>
    <style:style style:name="P8" style:family="paragraph" style:parent-style-name="Text_20_body">
      <style:text-properties fo:font-weight="bold" officeooo:rsid="001601ec" officeooo:paragraph-rsid="001601ec" style:font-weight-asian="bold" style:font-weight-complex="bold"/>
    </style:style>
    <style:style style:name="P9" style:family="paragraph" style:parent-style-name="Text_20_body">
      <style:text-properties fo:font-weight="bold" officeooo:rsid="00195138" officeooo:paragraph-rsid="00195138" style:font-weight-asian="bold" style:font-weight-complex="bold"/>
    </style:style>
    <style:style style:name="P10" style:family="paragraph" style:parent-style-name="Text_20_body">
      <style:text-properties fo:font-weight="bold" officeooo:rsid="001edb48" officeooo:paragraph-rsid="001edb48" style:font-weight-asian="bold" style:font-weight-complex="bold"/>
    </style:style>
    <style:style style:name="P11" style:family="paragraph" style:parent-style-name="Text_20_body">
      <style:text-properties fo:font-style="italic" fo:font-weight="bold" officeooo:rsid="00168a84" officeooo:paragraph-rsid="00168a84" style:font-style-asian="italic" style:font-weight-asian="bold" style:font-style-complex="italic" style:font-weight-complex="bold"/>
    </style:style>
    <style:style style:name="P12" style:family="paragraph" style:parent-style-name="Text_20_body">
      <style:text-properties fo:font-style="italic" fo:font-weight="bold" officeooo:rsid="00104c64" officeooo:paragraph-rsid="001d2fce" style:font-style-asian="italic" style:font-weight-asian="bold" style:font-style-complex="italic" style:font-weight-complex="bold"/>
    </style:style>
    <style:style style:name="P13" style:family="paragraph" style:parent-style-name="Text_20_body">
      <style:text-properties fo:font-weight="normal" officeooo:rsid="00205405" officeooo:paragraph-rsid="00205405" style:font-weight-asian="normal" style:font-weight-complex="normal"/>
    </style:style>
    <style:style style:name="P14" style:family="paragraph" style:parent-style-name="Text_20_body">
      <style:text-properties fo:font-weight="normal" officeooo:rsid="0020fa3e" officeooo:paragraph-rsid="0020fa3e" style:font-weight-asian="normal" style:font-weight-complex="normal"/>
    </style:style>
    <style:style style:name="P15" style:family="paragraph" style:parent-style-name="Text_20_body">
      <style:text-properties fo:font-weight="normal" officeooo:rsid="002145b0" officeooo:paragraph-rsid="002145b0" style:font-weight-asian="normal" style:font-weight-complex="normal"/>
    </style:style>
    <style:style style:name="P16" style:family="paragraph" style:parent-style-name="Heading_20_1">
      <style:text-properties officeooo:rsid="0009f125" officeooo:paragraph-rsid="0009f125"/>
    </style:style>
    <style:style style:name="P17" style:family="paragraph" style:parent-style-name="Heading_20_1">
      <style:text-properties officeooo:rsid="000bfe91" officeooo:paragraph-rsid="000bfe91"/>
    </style:style>
    <style:style style:name="P18" style:family="paragraph" style:parent-style-name="Heading_20_2">
      <style:text-properties officeooo:rsid="0009f125" officeooo:paragraph-rsid="0009f125"/>
    </style:style>
    <style:style style:name="P19" style:family="paragraph" style:parent-style-name="Heading_20_2">
      <style:text-properties officeooo:rsid="0022fae7" officeooo:paragraph-rsid="0022fae7"/>
    </style:style>
    <style:style style:name="P20" style:family="paragraph" style:parent-style-name="Heading_20_3">
      <style:text-properties officeooo:rsid="0009f125" officeooo:paragraph-rsid="0009f125"/>
    </style:style>
    <style:style style:name="P21" style:family="paragraph" style:parent-style-name="Preformatted_20_Text">
      <style:text-properties fo:font-style="italic" officeooo:rsid="0022fae7" officeooo:paragraph-rsid="0022fae7" style:font-style-asian="italic" style:font-style-complex="italic"/>
    </style:style>
    <style:style style:name="P22" style:family="paragraph" style:parent-style-name="Text_20_body">
      <style:text-properties officeooo:rsid="000bf000" officeooo:paragraph-rsid="000bf000"/>
    </style:style>
    <style:style style:name="P23" style:family="paragraph" style:parent-style-name="Text_20_body">
      <style:text-properties officeooo:rsid="0022fae7" officeooo:paragraph-rsid="0022fae7"/>
    </style:style>
    <style:style style:name="P24" style:family="paragraph" style:parent-style-name="Text_20_body">
      <style:text-properties officeooo:paragraph-rsid="0022fae7"/>
    </style:style>
    <style:style style:name="P25" style:family="paragraph" style:parent-style-name="Text_20_body">
      <style:text-properties fo:font-style="italic" officeooo:rsid="002417ed" officeooo:paragraph-rsid="002417ed" style:font-style-asian="italic" style:font-style-complex="italic"/>
    </style:style>
    <style:style style:name="P26" style:family="paragraph" style:parent-style-name="Text_20_body">
      <style:text-properties fo:font-style="italic" officeooo:rsid="0022fae7" officeooo:paragraph-rsid="0022fae7" style:font-style-asian="italic" style:font-style-complex="italic"/>
    </style:style>
    <style:style style:name="P27" style:family="paragraph" style:parent-style-name="Text_20_body">
      <style:text-properties fo:font-style="italic" officeooo:rsid="0022fae7" officeooo:paragraph-rsid="002417ed" style:font-style-asian="italic" style:font-style-complex="italic"/>
    </style:style>
    <style:style style:name="P28" style:family="paragraph" style:parent-style-name="Text_20_body">
      <style:text-properties officeooo:rsid="0024bc95" officeooo:paragraph-rsid="0024bc95"/>
    </style:style>
    <style:style style:name="P29" style:family="paragraph" style:parent-style-name="Text_20_body">
      <style:text-properties fo:color="#000000" loext:opacity="100%" officeooo:paragraph-rsid="0024bc95" fo:background-color="transparent"/>
    </style:style>
    <style:style style:name="P30" style:family="paragraph" style:parent-style-name="Text_20_body">
      <style:text-properties fo:font-style="normal" fo:font-weight="bold" officeooo:rsid="00257ee6" officeooo:paragraph-rsid="00257ee6" style:font-style-asian="normal" style:font-weight-asian="bold" style:font-style-complex="normal" style:font-weight-complex="bold"/>
    </style:style>
    <style:style style:name="P31" style:family="paragraph" style:parent-style-name="Text_20_body">
      <style:text-properties officeooo:rsid="0029c053" officeooo:paragraph-rsid="0029c053"/>
    </style:style>
    <style:style style:name="T1" style:family="text">
      <style:text-properties fo:font-weight="bold" style:font-weight-asian="bold" style:font-weight-complex="bold"/>
    </style:style>
    <style:style style:name="T2" style:family="text">
      <style:text-properties fo:font-weight="bold" officeooo:rsid="002417e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59a" style:font-weight-asian="normal" style:font-weight-complex="normal"/>
    </style:style>
    <style:style style:name="T5" style:family="text">
      <style:text-properties fo:font-weight="normal" officeooo:rsid="0013f746" style:font-weight-asian="normal" style:font-weight-complex="normal"/>
    </style:style>
    <style:style style:name="T6" style:family="text">
      <style:text-properties fo:font-weight="normal" officeooo:rsid="0015563d" style:font-weight-asian="normal" style:font-weight-complex="normal"/>
    </style:style>
    <style:style style:name="T7" style:family="text">
      <style:text-properties fo:font-weight="normal" officeooo:rsid="001596f9" style:font-weight-asian="normal" style:font-weight-complex="normal"/>
    </style:style>
    <style:style style:name="T8" style:family="text">
      <style:text-properties fo:font-weight="normal" officeooo:rsid="0017f2bb" style:font-weight-asian="normal" style:font-weight-complex="normal"/>
    </style:style>
    <style:style style:name="T9" style:family="text">
      <style:text-properties fo:font-weight="normal" officeooo:rsid="001d2fce"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12359a"/>
    </style:style>
    <style:style style:name="T12" style:family="text">
      <style:text-properties officeooo:rsid="00168a84"/>
    </style:style>
    <style:style style:name="T13" style:family="text">
      <style:text-properties fo:font-style="italic" officeooo:rsid="00168a84" style:font-style-asian="italic" style:font-style-complex="italic"/>
    </style:style>
    <style:style style:name="T14" style:family="text">
      <style:text-properties officeooo:rsid="002145b0"/>
    </style:style>
    <style:style style:name="T15" style:family="text">
      <style:text-properties officeooo:rsid="0022fae7"/>
    </style:style>
    <style:style style:name="T16" style:family="text">
      <style:text-properties officeooo:rsid="002417ed"/>
    </style:style>
    <style:style style:name="T17" style:family="text">
      <style:text-properties officeooo:rsid="0024bc95"/>
    </style:style>
    <style:style style:name="T18" style:family="text">
      <style:text-properties fo:color="#4ec9b0" loext:opacity="100%" style:font-name="Droid Sans Mono" fo:font-size="9pt" fo:font-weight="normal" fo:background-color="#1f1f1f" loext:char-shading-value="0"/>
    </style:style>
    <style:style style:name="T19" style:family="text">
      <style:text-properties fo:color="#4ec9b0" loext:opacity="100%" style:text-position="sub 58%" style:font-name="Droid Sans Mono" fo:font-size="9pt" fo:font-weight="normal" fo:background-color="#1f1f1f" loext:char-shading-value="0"/>
    </style:style>
    <style:style style:name="T20" style:family="text">
      <style:text-properties fo:color="#4ec9b0" loext:opacity="100%" style:text-position="0% 100%" style:font-name="Droid Sans Mono" fo:font-size="9pt" fo:font-weight="normal" officeooo:rsid="0024bc95" fo:background-color="#1f1f1f" loext:char-shading-value="0"/>
    </style:style>
    <style:style style:name="T21" style:family="text">
      <style:text-properties style:text-position="0% 100%" style:font-name="Droid Sans Mono" fo:font-size="9pt" fo:font-weight="normal" officeooo:rsid="0024bc95" fo:background-color="#1f1f1f" loext:char-shading-value="0"/>
    </style:style>
    <style:style style:name="T22" style:family="text">
      <style:text-properties style:text-position="0% 100%" style:font-name="Droid Sans Mono" fo:font-size="9pt" fo:font-weight="normal" officeooo:rsid="0024bc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search project : </text:p>
      <text:p text:style-name="P2"/>
      <text:h text:style-name="P16" text:outline-level="1">Research :</text:h>
      <text:h text:style-name="Heading_20_3" text:outline-level="3">An Evolutionary Deep Learning Approach for Eﬃcient Quantum Algorithms Transpilation</text:h>
      <text:p text:style-name="P6">Gate-gate based quantum describe algorithm as <text:span text:style-name="T11">quantum circuit.</text:span></text:p>
      <text:h text:style-name="Heading_20_4" text:outline-level="4"><text:span text:style-name="T10">Transpilation</text:span> </text:h>
      <text:p text:style-name="P7"><text:span text:style-name="T3">The goal of the research is to </text:span>replace the actual heuristic transpilation by machine learning<text:span text:style-name="T3">.</text:span></text:p>
      <text:p text:style-name="P8"><text:span text:style-name="T3">The past machine learning project </text:span>suffer from exactitude and generalization power<text:span text:style-name="T3">.</text:span></text:p>
      <text:p text:style-name="P9"><text:span text:style-name="T3">Current device are in their </text:span>NISQ era<text:span text:style-name="T3">. </text:span><text:span text:style-name="T9">So after transpilation result from quantum algorithm depend a lot on the transformation you make. Can loose efficiency and reliability. </text:span></text:p>
      <text:p text:style-name="P10"><text:span text:style-name="T3">During </text:span>transpilation, <text:span text:style-name="T3">the most complicated and important task is the </text:span>Qubits’ layout initialisation.</text:p>
      <text:p text:style-name="P13">This research show that today, IBM computer are the most advanced. </text:p>
      <text:p text:style-name="P14">For <text:span text:style-name="T1">transpilation, </text:span>every solution <text:span text:style-name="T14">and todays transpiler</text:span> rely to exact or heuristic-based approaches</text:p>
      <text:p text:style-name="P15">One problem is the size of the quantum circuit. The actual approach for the transpilation take times for large amount of qubits. But the time is an important element in quantum field, knowing quantum computer are limited in times and affected by noises.</text:p>
      <text:p text:style-name="P15">When the transpilation take too much times, quantum algorithm vanish to an equivalent classic algorithm.</text:p>
      <text:p text:style-name="P10"><text:span text:style-name="T13">Notes</text:span><text:span text:style-name="T12"> :</text:span></text:p>
      <text:p text:style-name="P11"><text:span text:style-name="T3">Noisy Intermediate Scale Era (NISQ) = imperfect quantum computer, not advanced enough, sensible to noise and to quantum decoherence. </text:span><text:span text:style-name="T8">Not yet capable of quantum error correction.</text:span></text:p>
      <text:p text:style-name="P12"><text:span text:style-name="T4">T</text:span><text:span text:style-name="T8">ranspilation : </text:span><text:span text:style-name="T4">the circuit have to comply at the physical restriction of the machine. </text:span><text:span text:style-name="T5">Many transformation should be applied. </text:span><text:span text:style-name="T6">(Depending of </text:span><text:span text:style-name="T7">the size of the quantum circuit).</text:span></text:p>
      <text:p text:style-name="P11"><text:span text:style-name="T8"/></text:p>
      <text:h text:style-name="P17" text:outline-level="1">Quantum cloud :</text:h>
      <text:p text:style-name="P1">IBM QUANTUM PLATFORM : </text:p>
      <text:p text:style-name="P1">- give only 10min of computation \months</text:p>
      <text:p text:style-name="P1">- Ionq</text:p>
      <text:h text:style-name="P18" text:outline-level="2"><text:soft-page-break/>Information about quantum computing : </text:h>
      <text:h text:style-name="P20" text:outline-level="3">What is quantum coherence ? </text:h>
      <text:p text:style-name="P2">Coeherence is the ability for a system (<text:span text:style-name="T1">Qubit</text:span><text:span text:style-name="T3">) to exist in a superposition way of state.</text:span></text:p>
      <text:p text:style-name="P2"><text:span text:style-name="T3"/></text:p>
      <text:h text:style-name="P20" text:outline-level="3">What is resonant frequency ? </text:h>
      <text:p text:style-name="P2">The energy difference between the 2 states. For a qubit it’s around 5Ghz.</text:p>
      <text:p text:style-name="P2"/>
      <text:h text:style-name="Heading_20_4" text:outline-level="4"><text:span text:style-name="T10">What is Anharmonicity ?</text:span> </text:h>
      <text:p text:style-name="Text_20_body"/>
      <text:h text:style-name="Heading_20_1" text:outline-level="1">Pratical :</text:h>
      <text:h text:style-name="Heading_20_2" text:outline-level="2">Python : </text:h>
      <text:p text:style-name="P4">Working in a virtual environment. </text:p>
      <text:p text:style-name="P4">Main package : </text:p>
      <text:p text:style-name="P4">- jupyter notebook</text:p>
      <text:p text:style-name="P5">- qiskit</text:p>
      <text:p text:style-name="P5">- qiskit_ibm_catalog </text:p>
      <text:h text:style-name="Heading_20_3" text:outline-level="3">Using Qiskit : </text:h>
      <text:p text:style-name="P4">It is possible to use Qiskit to connect to our quantum machine. </text:p>
      <text:p text:style-name="P4"/>
      <text:p text:style-name="P22">There is function but need a special account.</text:p>
      <text:p text:style-name="P22"/>
      <text:h text:style-name="P19" text:outline-level="2">Extracting : </text:h>
      <text:p text:style-name="P24">-- <text:span text:style-name="T15">Note a moi meme → travail sur venv</text:span></text:p>
      <text:p text:style-name="P23"><text:span text:style-name="T2">IBM QUANTUM</text:span><text:span text:style-name="T16"> </text:span><text:s/></text:p>
      <text:p text:style-name="P28">Api token </text:p>
      <text:p text:style-name="P28">- ….</text:p>
      <text:p text:style-name="P29"><text:span text:style-name="T17">library </text:span><text:span text:style-name="T22">qiskit_ibm_runtime</text:span></text:p>
      <text:h text:style-name="Heading_20_2" text:outline-level="2"><text:soft-page-break/>IQM resonnance</text:h>
      <text:p text:style-name="P25">Api token</text:p>
      <text:p text:style-name="P26">- 8Gh0R5Ce4bsagrjhXGrK8ZSz6UamMz2dnfZWsPFzJJ8BmpzbZY94U6VZzKA3EMYH</text:p>
      <text:p text:style-name="P21"><text:span text:style-name="T16">to see my api token : </text:span>less ~/.bashrc</text:p>
      <text:p text:style-name="P27"><text:span text:style-name="T16">library : </text:span>iqm.qiskit_iqm</text:p>
      <text:p text:style-name="P30">Problème de version à corriger, j’ai du lancer sur une autre version de python.</text:p>
      <text:h text:style-name="Heading_20_2" text:outline-level="2">Quantum Inspire </text:h>
      <text:p text:style-name="Text_20_body"><text:a xlink:type="simple" xlink:href="https://www.quantum-inspire.com/kbase/low-level-api/" text:style-name="Internet_20_link" text:visited-style-name="Visited_20_Internet_20_Link">https://www.quantum-inspire.com/kbase/low-level-api/</text:a></text:p>
      <text:p text:style-name="Text_20_body"/>
      <text:p text:style-name="P31">Note a moi même → Github et Overleaf + coll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16:03:13.805763951</meta:creation-date>
    <dc:date>2025-11-19T18:21:35.761309019</dc:date>
    <meta:editing-duration>PT5H8M28S</meta:editing-duration>
    <meta:editing-cycles>22</meta:editing-cycles>
    <meta:generator>LibreOffice/24.2.7.2$Linux_X86_64 LibreOffice_project/420$Build-2</meta:generator>
    <meta:document-statistic meta:table-count="0" meta:image-count="0" meta:object-count="0" meta:page-count="3" meta:paragraph-count="51" meta:word-count="396" meta:character-count="2564" meta:non-whitespace-character-count="2199"/>
  </office:meta>
</office:document-meta>
</file>